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fo:keep-together="auto"/>
    </style:style>
    <style:style style:name="Tabla2.5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paragraph-properties style:snap-to-layout-grid="false"/>
      <style:text-properties fo:color="#000000" style:font-name="Arial"/>
    </style:style>
    <style:style style:name="P5" style:family="paragraph" style:parent-style-name="Standard"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style:snap-to-layout-grid="false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1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2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3" style:family="paragraph" style:parent-style-name="UC_5f_NormalAzul">
      <style:paragraph-properties fo:margin-left="0.953cm" fo:margin-right="0cm" fo:text-indent="0cm" style:auto-text-indent="false" style:snap-to-layout-grid="false"/>
      <style:text-properties fo:color="#000000" style:font-name="Arial" fo:font-style="normal" style:font-style-asian="normal" style:font-style-complex="normal" style:font-weight-complex="bold"/>
    </style:style>
    <style:style style:name="P14" style:family="paragraph" style:parent-style-name="UC_5f_NormalAzul">
      <style:paragraph-properties fo:margin-left="0.953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italic" style:font-weight-complex="bold"/>
    </style:style>
    <style:style style:name="P15" style:family="paragraph" style:parent-style-name="Standard" style:master-page-name="Standard">
      <style:paragraph-properties style:page-number="auto" style:snap-to-layout-grid="false"/>
    </style:style>
    <style:style style:name="P16" style:family="paragraph" style:parent-style-name="Standard" style:list-style-name="L1">
      <style:paragraph-properties style:snap-to-layout-grid="false"/>
    </style:style>
    <style:style style:name="P17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style:font-name="Arial"/>
    </style:style>
    <style:style style:name="P18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Ari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color="#000000" style:font-name="Arial" fo:font-weight="bold" style:font-weight-asian="bold"/>
    </style:style>
    <style:style style:name="T8" style:family="text">
      <style:text-properties fo:color="#000000" style:font-name="Arial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"/>
    </style:style>
    <style:style style:name="T11" style:family="text">
      <style:text-properties style:font-name="Arial" fo:font-weight="bold" style:font-weight-asian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UC_5f_NormalAzul_20_Car"><text:span text:style-name="T8">Eliminar recurso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7">Nombre del Caso de Uso: </text:span><text:span text:style-name="UC_5f_NormalAzul_20_Car"><text:span text:style-name="T5">Eliminar recurso</text:span></text:span></text:p>
          </table:table-cell>
          <table:table-cell table:style-name="Tabla1.B1" office:value-type="string">
            <text:p text:style-name="P4"><text:span text:style-name="T3">Nro. de Caso de Uso:</text:span> CU 10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7">Actor Principal:</text:span><text:span text:style-name="T5"> </text:span><text:span text:style-name="UC_5f_NormalAzul_20_Car"><text:span text:style-name="T5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7">Objetivo:</text:span><text:span text:style-name="T5"> </text:span><text:span text:style-name="UC_5f_NormalAzul_20_Car"><text:span text:style-name="T5">Permite eliminar permisos existentes en el sistema al usuario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6">Pre-Condiciones:</text:p>
            <text:list xml:id="list9304311411" text:style-name="L1">
              <text:list-item>
                <text:p text:style-name="P16"><text:span text:style-name="UC_5f_NormalAzul_20_Car"><text:span text:style-name="T5">El usuario tiene que estar registrado en el sistema.</text:span></text:span></text:p>
              </text:list-item>
              <text:list-item>
                <text:p text:style-name="P16"><text:span text:style-name="UC_5f_NormalAzul_20_Car"><text:span text:style-name="T5">El usuario debe iniciar sesión en el sistema.</text:span></text:span></text:p>
              </text:list-item>
              <text:list-item>
                <text:p text:style-name="P16"><text:span text:style-name="UC_5f_NormalAzul_20_Car"><text:span text:style-name="T4">El usuario debe ser administrador con los permisos necesarios para eliminar permisos.</text:span></text:span></text:p>
              </text:list-item>
              <text:list-item>
                <text:p text:style-name="P16"><text:span text:style-name="UC_5f_NormalAzul_20_Car"><text:span text:style-name="T4">El permiso debe existir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7">Post- Condiciones:</text:span><text:span text:style-name="T5"> </text:span><text:span text:style-name="UC_5f_NormalAzul_20_Car"><text:span text:style-name="T5">Eliminación del permiso en la base de datos del sistema.</text:span></text:span></text:p>
          </table:table-cell>
          <table:covered-table-cell/>
        </table:table-row>
      </table:table>
      <text:p text:style-name="P5"/>
      <text:p text:style-name="Standard"><text:span text:style-name="T7">Diagramas de casos de uso relacionados: </text:span><text:span text:style-name="UC_5f_NormalAzul_20_Car"><text:span text:style-name="T6">Diagrama de caso de uso del módulo de administración.</text:span></text:span></text:p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1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p text:style-name="P7">1. El usuario selecciona la opción administración permiso.</text:p>
          </table:table-cell>
          <table:table-cell table:style-name="Tabla2.B3" office:value-type="string">
            <text:p text:style-name="P7">2. Verifica que el usuario tenga los permisos relacionados con la administración de permiso.</text:p>
          </table:table-cell>
        </table:table-row>
        <table:table-row table:style-name="Tabla2.4">
          <table:table-cell table:style-name="Tabla2.A2" office:value-type="string">
            <text:p text:style-name="P7"/>
          </table:table-cell>
          <table:table-cell table:style-name="Tabla2.A1" office:value-type="string">
            <text:p text:style-name="P7">3. El sistema despliega una lista de permisos existentes.</text:p>
          </table:table-cell>
        </table:table-row>
        <table:table-row table:style-name="Tabla2.5">
          <table:table-cell table:style-name="Tabla2.A2" office:value-type="string">
            <text:p text:style-name="P10">4. El usuario selecciona una fila de la lista de permisos visualizados.</text:p>
          </table:table-cell>
          <table:table-cell table:style-name="Tabla2.A1" office:value-type="string">
            <text:p text:style-name="P4"/>
          </table:table-cell>
        </table:table-row>
        <table:table-row table:style-name="Tabla2.5">
          <table:table-cell table:style-name="Tabla2.A3" office:value-type="string">
            <text:p text:style-name="P10">5. <text:span text:style-name="T9">El usuario selecciona la opción eliminar.</text:span></text:p>
          </table:table-cell>
          <table:table-cell table:style-name="Tabla2.B3" office:value-type="string">
            <text:p text:style-name="P4">6. El sistema muestra un cuadro de dialogo donde pide confirmar la eliminación del permiso.</text:p>
          </table:table-cell>
        </table:table-row>
        <table:table-row table:style-name="Tabla2.5">
          <table:table-cell table:style-name="Tabla2.A3" office:value-type="string">
            <text:p text:style-name="P10">7. El usuario presiona la opción si para confirmar la eliminación.</text:p>
          </table:table-cell>
          <table:table-cell table:style-name="Tabla2.B3" office:value-type="string">
            <text:p text:style-name="P4">8. El sistema elimina el permiso del sistema.</text:p>
          </table:table-cell>
        </table:table-row>
        <table:table-row table:style-name="Tabla2.5">
          <table:table-cell table:style-name="Tabla2.A3" office:value-type="string">
            <text:p text:style-name="P10"/>
          </table:table-cell>
          <table:table-cell table:style-name="Tabla2.B3" office:value-type="string">
            <text:p text:style-name="P4">9. El sistema vuelve a la página de administración de permiso.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516898793" text:style-name="WW8Num8">
              <text:list-item>
                <text:p text:style-name="P17"><text:s/>Confirmación de eliminación</text:p>
              </text:list-item>
            </text:list>
            <text:p text:style-name="P12">En el paso 7 en lugar de presionar el botón si, presiona el botón no entonces continua con el paso 9.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list xml:id="list1570070635" text:continue-numbering="true" text:style-name="WW8Num8">
              <text:list-header>
                <text:p text:style-name="P18">E1. Referencias del permiso</text:p>
              </text:list-header>
            </text:list>
            <text:p text:style-name="P13">En el paso 8, si el sistema encuentra una referencia del permiso a eliminar, este muestra un mensaje indicando que debe eliminarse primeramente las referencias a este permiso para eliminarlo, al cerrar ese mensaje pasa al paso 9.</text:p>
            <text:p text:style-name="P9">E2. Servidor web no disponible</text:p>
            <text:p text:style-name="P14">Falla de comunicación con el servidor Web o la base de datos, en cualquiera de los pasos donde el sistema responde.</text:p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</text:p>
          </table:table-cell>
        </table:table-row>
        <table:table-row table:style-name="Tabla5.1">
          <table:table-cell table:style-name="Tabla5.A1" office:value-type="string">
            <text:p text:style-name="P4">Casos de Uso donde se incluye: Consultar permiso.</text:p>
          </table:table-cell>
        </table:table-row>
        <table:table-row table:style-name="Tabla5.1">
          <table:table-cell table:style-name="Tabla5.A1" office:value-type="string">
            <text:p text:style-name="P4">Casos de Uso al que extiende: Administrar permiso.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RF32, RF33, RF34.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17T15:49:19</meta:creation-date>
    <dc:date>2013-03-22T21:57:19</dc:date>
    <meta:editing-duration>PT2H51M12S</meta:editing-duration>
    <meta:editing-cycles>26</meta:editing-cycles>
    <meta:generator>LibreOffice/3.5$Linux_x86 LibreOffice_project/350m1$Build-2</meta:generator>
    <dc:creator>raquel </dc:creator>
    <meta:document-statistic meta:table-count="5" meta:image-count="0" meta:object-count="0" meta:page-count="2" meta:paragraph-count="39" meta:word-count="335" meta:character-count="2103" meta:non-whitespace-character-count="1808"/>
  </office:meta>
</office:document-meta>
</file>